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officeooo:rsid="0045509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61">meses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28T16:03:05.835676491</dc:date>
    <meta:editing-duration>P1DT1H5M34S</meta:editing-duration>
    <meta:editing-cycles>321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294" meta:character-count="1749" meta:non-whitespace-character-count="1514"/>
  </office:meta>
</office:document-meta>
</file>